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SUERC-33218">
            <text:p>SUERC-33218</text:p>
          </table:table-cell>
          <table:table-cell office:value-type="float" office:value="53.32">
            <text:p>53.32</text:p>
          </table:table-cell>
          <table:table-cell office:value-type="float" office:value="-9.6">
            <text:p>-9.6</text:p>
          </table:table-cell>
          <table:table-cell office:value-type="float" office:value="11860.0">
            <text:p>118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211391">
            <text:p>Beta-211391</text:p>
          </table:table-cell>
          <table:table-cell office:value-type="float" office:value="53.56">
            <text:p>53.56</text:p>
          </table:table-cell>
          <table:table-cell office:value-type="float" office:value="-10.15">
            <text:p>-10.15</text:p>
          </table:table-cell>
          <table:table-cell office:value-type="float" office:value="12250.0">
            <text:p>122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26">
            <text:p>Beta-53926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0.0">
            <text:p>1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8">
            <text:p>0.38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29">
            <text:p>Beta-53929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420.0">
            <text:p>4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6">
            <text:p>0.0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7">
            <text:p>Beta-56067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760.0">
            <text:p>7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7">
            <text:p>-0.37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UBA-12693">
            <text:p>UBA-12693</text:p>
          </table:table-cell>
          <table:table-cell office:value-type="float" office:value="53.74">
            <text:p>53.74</text:p>
          </table:table-cell>
          <table:table-cell office:value-type="float" office:value="-9.9">
            <text:p>-9.9</text:p>
          </table:table-cell>
          <table:table-cell office:value-type="float" office:value="4416.0">
            <text:p>4416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06">
            <text:p>-2.06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70">
            <text:p>Beta-56070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370.0">
            <text:p>13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3">
            <text:p>-0.93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9">
            <text:p>Beta-56069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50.0">
            <text:p>12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4">
            <text:p>-0.84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8">
            <text:p>Beta-56068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60.0">
            <text:p>1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51">
            <text:p>-0.51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6">
            <text:p>Beta-56066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230.0">
            <text:p>2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02">
            <text:p>-0.02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5">
            <text:p>Beta-56065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600.0">
            <text:p>6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4">
            <text:p>0.04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0">
            <text:p>Beta-53930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620.0">
            <text:p>16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1">
            <text:p>Beta-53931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90.0">
            <text:p>12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6">
            <text:p>-0.8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2">
            <text:p>Beta-53932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2970.0">
            <text:p>29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8">
            <text:p>-1.88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3">
            <text:p>Beta-53933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3610.0">
            <text:p>36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1">
            <text:p>-2.01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4">
            <text:p>Beta-53934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3990.0">
            <text:p>39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5">
            <text:p>-2.15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SUERC-33216">
            <text:p>SUERC-33216</text:p>
          </table:table-cell>
          <table:table-cell office:value-type="float" office:value="53.32">
            <text:p>53.32</text:p>
          </table:table-cell>
          <table:table-cell office:value-type="float" office:value="-9.6">
            <text:p>-9.6</text:p>
          </table:table-cell>
          <table:table-cell office:value-type="float" office:value="10280.0">
            <text:p>102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SUERC-33217">
            <text:p>SUERC-33217</text:p>
          </table:table-cell>
          <table:table-cell office:value-type="float" office:value="53.32">
            <text:p>53.32</text:p>
          </table:table-cell>
          <table:table-cell office:value-type="float" office:value="-9.6">
            <text:p>-9.6</text:p>
          </table:table-cell>
          <table:table-cell office:value-type="float" office:value="11150.0">
            <text:p>111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UBA-32719">
            <text:p>UBA-32719</text:p>
          </table:table-cell>
          <table:table-cell office:value-type="float" office:value="53.4">
            <text:p>53.4</text:p>
          </table:table-cell>
          <table:table-cell office:value-type="float" office:value="-9.91">
            <text:p>-9.91</text:p>
          </table:table-cell>
          <table:table-cell office:value-type="float" office:value="4390.0">
            <text:p>4390.0</text:p>
          </table:table-cell>
          <table:table-cell office:value-type="float" office:value="42.0">
            <text:p>4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41">
            <text:p>-0.41</text:p>
          </table:table-cell>
          <table:table-cell office:value-type="float" office:value="1.54">
            <text:p>1.54</text:p>
          </table:table-cell>
          <table:table-cell office:value-type="float" office:value="1.54">
            <text:p>1.54</text:p>
          </table:table-cell>
          <table:table-cell office:value-type="string" office:value="OConnellMolloy2017,ShennanEtal2018">
            <text:p>OConnellMolloy201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